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fo:font-family="'ＭＳ 明朝'" style:font-family-asian="'ＭＳ 明朝'" style:font-family-complex="'ＭＳ 明朝'" fo:background-color="transparent" style:use-window-font-color="true"/>
    </style:style>
    <style:style style:name="T2" style:family="text">
      <style:text-properties fo:font-size="11.00pt" fo:font-weight="normal" fo:font-family="'ＭＳ 明朝'" style:font-family-asian="'ＭＳ 明朝'" style:font-family-complex="'ＭＳ 明朝'" fo:background-color="transparent" style:use-window-font-color="true"/>
    </style:style>
    <style:style style:name="T3" style:family="text">
      <style:text-properties fo:font-size="11.00pt" fo:font-weight="bold" style:text-underline-mode="continuous" style:text-underline-type="single" style:text-underline-style="solid" style:text-underline-width="normal" fo:font-family="'ＭＳ 明朝'" style:font-family-asian="'ＭＳ 明朝'" style:font-family-complex="'ＭＳ 明朝'" fo:background-color="transparent" style:use-window-font-color="true"/>
    </style:style>
    <style:style style:name="T4" style:family="text">
      <style:text-properties fo:font-size="11.00pt" fo:font-weight="normal" fo:font-family="'ＭＳ 明朝'" style:font-family-asian="'ＭＳ 明朝'" style:font-family-complex="'ＭＳ 明朝'" fo:background-color="transparent" style:use-window-font-color="true"/>
    </style:style>
    <style:style style:name="T5" style:family="text">
      <style:text-properties fo:font-size="11.00pt" fo:font-weight="normal" fo:font-family="'ＭＳ 明朝'" style:font-family-asian="'ＭＳ 明朝'" style:font-family-complex="'ＭＳ 明朝'" fo:background-color="transparent" style:use-window-font-color="true"/>
    </style:style>
    <style:style style:name="T6" style:family="text">
      <style:text-properties fo:font-size="11.00pt" fo:font-weight="bold" style:text-underline-mode="continuous" style:text-underline-type="single" style:text-underline-style="solid" style:text-underline-width="normal" fo:font-family="'ＭＳ 明朝'" style:font-family-asian="'ＭＳ 明朝'" style:font-family-complex="'ＭＳ 明朝'" fo:background-color="transparent" style:use-window-font-color="true"/>
    </style:style>
    <style:style style:name="T7" style:family="text">
      <style:text-properties fo:font-size="11.00pt" fo:font-weight="normal" fo:font-family="'ＭＳ 明朝'" style:font-family-asian="'ＭＳ 明朝'" style:font-family-complex="'ＭＳ 明朝'" fo:background-color="transparent" style:use-window-font-color="true"/>
    </style:style>
    <style:style style:name="T8" style:family="text">
      <style:text-properties fo:font-size="11.00pt" fo:font-weight="normal" fo:font-family="'ＭＳ 明朝'" style:font-family-asian="'ＭＳ 明朝'" style:font-family-complex="'ＭＳ 明朝'" fo:background-color="transparent" style:use-window-font-color="true"/>
    </style:style>
    <style:style style:name="T9" style:family="text">
      <style:text-properties fo:font-size="11.00pt" fo:font-weight="normal" fo:font-family="'ＭＳ 明朝'" style:font-family-asian="'ＭＳ 明朝'" style:font-family-complex="'ＭＳ 明朝'" fo:background-color="transparent" style:use-window-font-color="true"/>
    </style:style>
    <style:style style:name="T10" style:family="text">
      <style:text-properties fo:font-size="16.00pt" fo:font-weight="bold" fo:font-family="'ＭＳ 明朝'" style:font-family-asian="'ＭＳ 明朝'" style:font-family-complex="'ＭＳ 明朝'" fo:background-color="transparent" fo:color="#00b050"/>
    </style:style>
    <style:style style:name="T11" style:family="text">
      <style:text-properties fo:font-size="11.00pt" fo:font-weight="bold" fo:font-family="'ＭＳ 明朝'" style:font-family-asian="'ＭＳ 明朝'" style:font-family-complex="'ＭＳ 明朝'" fo:background-color="transparent" style:use-window-font-color="true"/>
    </style:style>
    <style:style style:name="T12" style:family="text">
      <style:text-properties fo:font-size="11.00pt" fo:font-weight="normal" style:text-underline-mode="continuous" style:text-underline-type="single" style:text-underline-style="solid" style:text-underline-width="normal" fo:font-family="'ＭＳ 明朝'" style:font-family-asian="'ＭＳ 明朝'" style:font-family-complex="'ＭＳ 明朝'" fo:background-color="transparent" style:use-window-font-color="true"/>
    </style:style>
    <style:style style:name="T13" style:family="text">
      <style:text-properties fo:font-size="11.00pt" fo:font-weight="normal" fo:font-family="'ＭＳ 明朝'" style:font-family-asian="'ＭＳ 明朝'" style:font-family-complex="'ＭＳ 明朝'" fo:background-color="transparent" style:use-window-font-color="true"/>
    </style:style>
    <style:style style:name="T14" style:family="text">
      <style:text-properties fo:font-size="11.00pt" fo:font-weight="normal" style:text-underline-mode="continuous" style:text-underline-type="single" style:text-underline-style="solid" style:text-underline-width="normal" fo:font-family="'ＭＳ 明朝'" style:font-family-asian="'ＭＳ 明朝'" style:font-family-complex="'ＭＳ 明朝'" fo:background-color="transparent" style:use-window-font-color="true"/>
    </style:style>
    <style:style style:name="T15" style:family="text">
      <style:text-properties fo:font-size="11.00pt" fo:font-weight="normal" fo:font-family="'ＭＳ 明朝'" style:font-family-asian="'ＭＳ 明朝'" style:font-family-complex="'ＭＳ 明朝'" fo:background-color="transparent" style:use-window-font-color="true"/>
    </style:style>
    <style:style style:name="T16" style:family="text">
      <style:text-properties fo:font-size="11.00pt" fo:font-weight="normal" style:text-underline-mode="continuous" style:text-underline-type="single" style:text-underline-style="solid" style:text-underline-width="normal" fo:font-family="'ＭＳ 明朝'" style:font-family-asian="'ＭＳ 明朝'" style:font-family-complex="'ＭＳ 明朝'" fo:background-color="transparent" style:use-window-font-color="true"/>
    </style:style>
    <style:style style:name="T17" style:family="text">
      <style:text-properties fo:font-size="11.00pt" fo:font-weight="normal" fo:font-family="'ＭＳ 明朝'" style:font-family-asian="'ＭＳ 明朝'" style:font-family-complex="'ＭＳ 明朝'" fo:background-color="transparent" style:use-window-font-color="true"/>
    </style:style>
    <style:style style:name="T18" style:family="text">
      <style:text-properties fo:font-size="11.00pt" fo:font-weight="normal" fo:font-family="'ＭＳ 明朝'" style:font-family-asian="'ＭＳ 明朝'" style:font-family-complex="'ＭＳ 明朝'" fo:background-color="transparent" style:use-window-font-color="true"/>
    </style:style>
    <style:style style:name="T19" style:family="text">
      <style:text-properties fo:font-size="11.00pt" fo:font-weight="bold" fo:font-family="'ＭＳ 明朝'" style:font-family-asian="'ＭＳ 明朝'" style:font-family-complex="'ＭＳ 明朝'" fo:background-color="transparent" style:use-window-font-color="true"/>
    </style:style>
    <style:style style:name="T20" style:family="text">
      <style:text-properties fo:font-size="11.00pt" fo:font-weight="normal" style:text-underline-mode="continuous" style:text-underline-type="single" style:text-underline-style="solid" style:text-underline-width="normal" fo:font-family="'ＭＳ 明朝'" style:font-family-asian="'ＭＳ 明朝'" style:font-family-complex="'ＭＳ 明朝'" fo:background-color="transparent" style:use-window-font-color="true"/>
    </style:style>
    <style:style style:name="T21" style:family="text">
      <style:text-properties fo:font-size="11.00pt" fo:font-weight="normal" fo:font-family="'ＭＳ 明朝'" style:font-family-asian="'ＭＳ 明朝'" style:font-family-complex="'ＭＳ 明朝'" fo:background-color="transparent" style:use-window-font-color="true"/>
    </style:style>
    <style:style style:name="T22" style:family="text">
      <style:text-properties fo:font-size="11.00pt" fo:font-weight="normal" style:text-underline-mode="continuous" style:text-underline-type="single" style:text-underline-style="solid" style:text-underline-width="normal" fo:font-family="'ＭＳ 明朝'" style:font-family-asian="'ＭＳ 明朝'" style:font-family-complex="'ＭＳ 明朝'" fo:background-color="transparent" style:use-window-font-color="true"/>
    </style:style>
    <style:style style:name="T23" style:family="text">
      <style:text-properties fo:font-size="11.00pt" fo:font-weight="normal" fo:font-family="'ＭＳ 明朝'" style:font-family-asian="'ＭＳ 明朝'" style:font-family-complex="'ＭＳ 明朝'" fo:background-color="transparent" style:use-window-font-color="true"/>
    </style:style>
    <style:style style:name="T24" style:family="text">
      <style:text-properties fo:font-size="11.00pt" fo:font-weight="normal" fo:font-family="'ＭＳ 明朝'" style:font-family-asian="'ＭＳ 明朝'" style:font-family-complex="'ＭＳ 明朝'" fo:background-color="transparent" style:use-window-font-color="true"/>
    </style:style>
    <style:style style:name="T25" style:family="text">
      <style:text-properties fo:font-size="16.00pt" fo:font-weight="bold" fo:font-family="'ＭＳ 明朝'" style:font-family-asian="'ＭＳ 明朝'" style:font-family-complex="'ＭＳ 明朝'" fo:background-color="transparent" fo:color="#ff0000"/>
    </style:style>
    <style:style style:name="T26" style:family="text">
      <style:text-properties fo:font-size="11.00pt" fo:font-weight="bold" fo:font-family="'ＭＳ 明朝'" style:font-family-asian="'ＭＳ 明朝'" style:font-family-complex="'ＭＳ 明朝'" fo:background-color="transparent" style:use-window-font-color="true"/>
    </style:style>
    <style:style style:name="T27" style:family="text">
      <style:text-properties fo:font-size="11.00pt" fo:font-weight="normal" fo:font-family="'ＭＳ 明朝'" style:font-family-asian="'ＭＳ 明朝'" style:font-family-complex="'ＭＳ 明朝'" fo:background-color="transparent" style:use-window-font-color="true"/>
    </style:style>
    <style:style style:name="T28" style:family="text">
      <style:text-properties fo:font-size="11.00pt" fo:font-weight="normal" fo:font-family="'ＭＳ 明朝'" style:font-family-asian="'ＭＳ 明朝'" style:font-family-complex="'ＭＳ 明朝'" fo:background-color="transparent" style:use-window-font-color="true"/>
    </style:style>
    <style:style style:name="T29" style:family="text">
      <style:text-properties fo:font-size="11.00pt" fo:font-weight="bold" fo:font-family="'ＭＳ 明朝'" style:font-family-asian="'ＭＳ 明朝'" style:font-family-complex="'ＭＳ 明朝'" fo:background-color="transparent" style:use-window-font-color="true"/>
    </style:style>
    <style:style style:name="T30" style:family="text">
      <style:text-properties fo:font-size="11.00pt" fo:font-weight="normal" fo:font-family="'ＭＳ 明朝'" style:font-family-asian="'ＭＳ 明朝'" style:font-family-complex="'ＭＳ 明朝'" fo:background-color="transparent" style:use-window-font-color="true"/>
    </style:style>
    <style:style style:name="T31" style:family="text">
      <style:text-properties fo:font-size="11.00pt" fo:font-weight="normal" fo:font-family="'ＭＳ 明朝'" style:font-family-asian="'ＭＳ 明朝'" style:font-family-complex="'ＭＳ 明朝'" fo:background-color="transparent" style:use-window-font-color="true"/>
    </style:style>
    <style:style style:name="T32" style:family="text">
      <style:text-properties fo:font-size="16.00pt" fo:font-weight="normal" fo:font-family="'ＭＳ 明朝'" style:font-family-asian="'ＭＳ 明朝'" style:font-family-complex="'ＭＳ 明朝'" fo:background-color="transparent" fo:color="#9b00d3"/>
    </style:style>
    <style:style style:name="T33" style:family="text">
      <style:text-properties fo:font-size="11.00pt" fo:font-weight="bold" fo:font-family="'ＭＳ 明朝'" style:font-family-asian="'ＭＳ 明朝'" style:font-family-complex="'ＭＳ 明朝'" fo:background-color="transparent" style:use-window-font-color="true"/>
    </style:style>
    <style:style style:name="T34" style:family="text">
      <style:text-properties fo:font-size="11.00pt" fo:font-weight="normal" style:text-underline-mode="continuous" style:text-underline-type="single" style:text-underline-style="solid" style:text-underline-width="normal" fo:font-family="'ＭＳ 明朝'" style:font-family-asian="'ＭＳ 明朝'" style:font-family-complex="'ＭＳ 明朝'" fo:background-color="transparent" style:use-window-font-color="true"/>
    </style:style>
    <style:style style:name="T35" style:family="text">
      <style:text-properties fo:font-size="11.00pt" fo:font-weight="normal" fo:font-family="'ＭＳ 明朝'" style:font-family-asian="'ＭＳ 明朝'" style:font-family-complex="'ＭＳ 明朝'" fo:background-color="transparent" style:use-window-font-color="true"/>
    </style:style>
    <style:style style:name="T36" style:family="text">
      <style:text-properties fo:font-size="11.00pt" fo:font-weight="normal" fo:font-family="'ＭＳ 明朝'" style:font-family-asian="'ＭＳ 明朝'" style:font-family-complex="'ＭＳ 明朝'" fo:background-color="transparent" style:use-window-font-color="true"/>
    </style:style>
    <style:style style:name="T37" style:family="text">
      <style:text-properties fo:font-size="11.00pt" fo:font-weight="normal" style:text-underline-mode="continuous" style:text-underline-type="single" style:text-underline-style="solid" style:text-underline-width="normal" fo:font-family="'ＭＳ 明朝'" style:font-family-asian="'ＭＳ 明朝'" style:font-family-complex="'ＭＳ 明朝'" fo:background-color="transparent" style:use-window-font-color="true"/>
    </style:style>
    <style:style style:name="T38" style:family="text">
      <style:text-properties fo:font-size="11.00pt" fo:font-weight="normal" fo:font-family="'ＭＳ 明朝'" style:font-family-asian="'ＭＳ 明朝'" style:font-family-complex="'ＭＳ 明朝'" fo:background-color="transparent" style:use-window-font-color="true"/>
    </style:style>
    <style:style style:name="T39" style:family="text">
      <style:text-properties fo:font-size="11.00pt" fo:font-weight="normal" fo:font-family="'ＭＳ 明朝'" style:font-family-asian="'ＭＳ 明朝'" style:font-family-complex="'ＭＳ 明朝'" fo:background-color="transparent" style:use-window-font-color="true"/>
    </style:style>
    <style:style style:name="T40" style:family="text">
      <style:text-properties fo:font-size="11.00pt" fo:font-weight="normal" style:text-underline-mode="continuous" style:text-underline-type="single" style:text-underline-style="solid" style:text-underline-width="normal" fo:font-family="'ＭＳ 明朝'" style:font-family-asian="'ＭＳ 明朝'" style:font-family-complex="'ＭＳ 明朝'" fo:background-color="transparent" style:use-window-font-color="true"/>
    </style:style>
    <style:style style:name="T41" style:family="text">
      <style:text-properties fo:font-size="11.00pt" fo:font-weight="normal" fo:font-family="'ＭＳ 明朝'" style:font-family-asian="'ＭＳ 明朝'" style:font-family-complex="'ＭＳ 明朝'" fo:background-color="transparent" style:use-window-font-color="true"/>
    </style:style>
    <style:style style:name="T42" style:family="text">
      <style:text-properties fo:font-size="11.00pt" fo:font-weight="normal" fo:font-family="'ＭＳ 明朝'" style:font-family-asian="'ＭＳ 明朝'" style:font-family-complex="'ＭＳ 明朝'" fo:background-color="transparent" style:use-window-font-color="true"/>
    </style:style>
    <style:style style:name="T43" style:family="text">
      <style:text-properties fo:font-size="11.00pt" fo:font-weight="normal" style:text-underline-mode="continuous" style:text-underline-type="single" style:text-underline-style="solid" style:text-underline-width="normal" fo:font-family="'ＭＳ 明朝'" style:font-family-asian="'ＭＳ 明朝'" style:font-family-complex="'ＭＳ 明朝'" fo:background-color="transparent" style:use-window-font-color="true"/>
    </style:style>
    <style:style style:name="T44" style:family="text">
      <style:text-properties fo:font-size="11.00pt" fo:font-weight="normal" fo:font-family="'ＭＳ 明朝'" style:font-family-asian="'ＭＳ 明朝'" style:font-family-complex="'ＭＳ 明朝'" fo:background-color="transparent" style:use-window-font-color="true"/>
    </style:style>
    <style:style style:name="T45" style:family="text">
      <style:text-properties fo:font-size="11.00pt" fo:font-weight="normal" fo:font-family="'ＭＳ 明朝'" style:font-family-asian="'ＭＳ 明朝'" style:font-family-complex="'ＭＳ 明朝'" fo:background-color="transparent" style:use-window-font-color="true"/>
    </style:style>
    <style:style style:name="T46" style:family="text">
      <style:text-properties fo:font-size="11.00pt" fo:font-weight="normal" style:text-underline-mode="continuous" style:text-underline-type="single" style:text-underline-style="solid" style:text-underline-width="normal" fo:font-family="'ＭＳ 明朝'" style:font-family-asian="'ＭＳ 明朝'" style:font-family-complex="'ＭＳ 明朝'" fo:background-color="transparent" style:use-window-font-color="true"/>
    </style:style>
    <style:style style:name="T47" style:family="text">
      <style:text-properties fo:font-size="11.00pt" fo:font-weight="normal" fo:font-family="'ＭＳ 明朝'" style:font-family-asian="'ＭＳ 明朝'" style:font-family-complex="'ＭＳ 明朝'" fo:background-color="transparent" style:use-window-font-color="true"/>
    </style:style>
    <style:style style:name="T48" style:family="text">
      <style:text-properties fo:font-size="11.00pt" fo:font-weight="bold" fo:font-family="'ＭＳ 明朝'" style:font-family-asian="'ＭＳ 明朝'" style:font-family-complex="'ＭＳ 明朝'" fo:background-color="transparent" fo:color="#000000"/>
    </style:style>
    <style:style style:name="T49" style:family="text">
      <style:text-properties fo:font-size="11.00pt" fo:font-weight="bold" fo:font-family="'ＭＳ 明朝'" style:font-family-asian="'ＭＳ 明朝'" style:font-family-complex="'ＭＳ 明朝'" fo:background-color="transparent" fo:color="#000000"/>
    </style:style>
    <style:style style:name="T50" style:family="text">
      <style:text-properties fo:font-size="11.00pt" fo:font-weight="bold" fo:font-family="'ＭＳ 明朝'" style:font-family-asian="'ＭＳ 明朝'" style:font-family-complex="'ＭＳ 明朝'" fo:background-color="transparent" fo:color="#000000"/>
    </style:style>
    <style:style style:name="T51" style:family="text">
      <style:text-properties fo:font-size="11.00pt" fo:font-weight="bold" fo:font-family="'ＭＳ 明朝'" style:font-family-asian="'ＭＳ 明朝'" style:font-family-complex="'ＭＳ 明朝'" fo:background-color="transparent" fo:color="#000000"/>
    </style:style>
    <style:style style:name="T52"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53" style:family="text">
      <style:text-properties fo:font-size="11.00pt" fo:font-weight="normal" style:text-underline-mode="continuous" style:text-underline-type="single" style:text-underline-style="solid" style:text-underline-width="normal" fo:font-family="'ＭＳ 明朝'" style:font-family-asian="'ＭＳ 明朝'" style:font-family-complex="'ＭＳ 明朝'" fo:background-color="transparent" fo:color="#000000"/>
    </style:style>
    <style:style style:name="T54"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55" style:family="text">
      <style:text-properties fo:font-size="11.00pt" fo:font-weight="normal" style:text-underline-mode="continuous" style:text-underline-type="single" style:text-underline-style="solid" style:text-underline-width="normal" fo:font-family="'ＭＳ 明朝'" style:font-family-asian="'ＭＳ 明朝'" style:font-family-complex="'ＭＳ 明朝'" fo:background-color="transparent" fo:color="#000000"/>
    </style:style>
    <style:style style:name="T56" style:family="text">
      <style:text-properties fo:font-size="11.00pt" fo:font-weight="normal" fo:font-family="'ＭＳ 明朝'" style:font-family-asian="'ＭＳ 明朝'" style:font-family-complex="'ＭＳ 明朝'" fo:background-color="transparent" fo:color="#000000"/>
    </style:style>
    <style:style style:name="T57" style:family="text">
      <style:text-properties fo:font-size="11.00pt" fo:font-weight="normal" fo:font-family="'ＭＳ 明朝'" style:font-family-asian="'ＭＳ 明朝'" style:font-family-complex="'ＭＳ 明朝'" fo:background-color="transparent" style:use-window-font-color="true"/>
    </style:style>
    <style:style style:name="T58" style:family="text">
      <style:text-properties fo:font-size="11.00pt" fo:font-weight="normal" fo:font-family="'ＭＳ 明朝'" style:font-family-asian="'ＭＳ 明朝'" style:font-family-complex="'ＭＳ 明朝'" fo:background-color="transparent" style:use-window-font-color="true"/>
    </style:style>
    <style:style style:name="T59" style:family="text">
      <style:text-properties fo:font-size="11.00pt" fo:font-weight="normal" fo:font-family="'ＭＳ 明朝'" style:font-family-asian="'ＭＳ 明朝'" style:font-family-complex="'ＭＳ 明朝'"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15.00%" fo:text-align="left"/>
    </style:style>
    <style:style style:name="P3" style:family="paragraph">
      <style:paragraph-properties fo:line-height="115.00%" fo:text-align="left" fo:margin-bottom="10.00pt"/>
    </style:style>
  </office:automatic-styles>
  <office:body>
    <office:text>
      <text:p text:style-name="P1"><text:span text:style-name="T1">フレームワーク</text:span></text:p>
      <text:p text:style-name="P1"><text:span text:style-name="T2">フレームワークには大きく分けて次の２つがある</text:span></text:p>
      <text:p text:style-name="P1"><text:span text:style-name="T3">①ユーティリティ系フレームワーク</text:span></text:p>
      <text:p text:style-name="P1"><text:span text:style-name="T4">　プログラムの問題を読み解き機能や性能、操作性を向上させる。代表的なものは文字列操作ライブラリや数字関数などがある。</text:span></text:p>
      <text:p text:style-name="P1"><text:span text:style-name="T5"/></text:p>
      <text:p text:style-name="P1"><text:span text:style-name="T6">②webアプリケーションフレームワーク</text:span></text:p>
      <text:p text:style-name="P1"><text:span text:style-name="T7">　webアプリを作成するためのフレームワークである。Javaはwebアプリケーションの普及・進化に合わせて随時増えており、多数のwebアプリケーションフレームワークが存在する。</text:span></text:p>
      <text:p text:style-name="P1"><text:span text:style-name="T8"/></text:p>
      <text:p text:style-name="P1"><text:span text:style-name="T9">私が興味を持ったのは以下の３つである。</text:span></text:p>
      <text:p text:style-name="P1"><text:span text:style-name="T9">Spring　/　Struts　/　Play Framework</text:span></text:p>
      <text:p text:style-name="P1"><text:span text:style-name="T9">　プログラマーのフリーランスサイトを見たところ、SpringとSturtsは開発要件に入っていることが多く人気が高かった。Play Frameworkは採用するwebサービスが増えてきているようだ。この３つを知っておくことは今後に活きると考えたからだ。</text:span></text:p>
      <text:p text:style-name="P1"><text:span text:style-name="T10">Spring</text:span></text:p>
      <text:p text:style-name="P1"><text:span text:style-name="T11">webアプリケーション</text:span></text:p>
      <text:p text:style-name="P1"><text:span text:style-name="T11">特徴：</text:span></text:p>
      <text:p text:style-name="P1"><text:span text:style-name="T12">Dependency Injection（依存性の注入）</text:span></text:p>
      <text:p text:style-name="P1"><text:span text:style-name="T13">　クラス(ライブラリ)の動作に必要な他のクラスの生成をSpringに任せます。生成されたクラス群は、Springの設定ファイルにより自動的に結合されます。このような仕組みにより、クラスやライブラリ間の依存性が排除され、 単体テストをやりやすくしたり、 それぞれのクラスやライブラリの再利用性を高めます。</text:span></text:p>
      <text:p text:style-name="P1"><text:span text:style-name="T14">「AOP」(Aspect Oriented Programming、アスペクト指向プログラミング)</text:span></text:p>
      <text:p text:style-name="P1"><text:span text:style-name="T15">　クラスには「本質的な処理」のみ記述し、「共通化できる処理」をアスペクトに記述します。条件を満たすメソッドに対し共通処理を走らせることで、各クラスには本質的な処理だけを記述することが可能となります。</text:span></text:p>
      <text:p text:style-name="P1"><text:span text:style-name="T16">豊富なモジュール群</text:span></text:p>
      <text:p text:style-name="P1"><text:span text:style-name="T17">　「Spring Framework」は、さまざまなサービスを提供するモジュール群から構成されています。「Spring Framework」の中核機能は任意のJavaアプリケーションで使えますが、「Java Platform」上にWebベースのアプリケーションを構築するためのモジュール類が豊富に用意されています。</text:span></text:p>
      <text:p text:style-name="P1"><text:span text:style-name="T18"/></text:p>
      <text:p text:style-name="P1"><text:span text:style-name="T19">開発に適しているもの:</text:span></text:p>
      <text:p text:style-name="P1"><text:span text:style-name="T20">WEBシステム</text:span></text:p>
      <text:p text:style-name="P1"><text:span text:style-name="T21">　WEBシステムは大規模なものが多く、開発にある程度の時間を要します。Spring Frameworkは、柔軟性や拡張性が高いので、大規模な開発や仕様変更に対応しやすい。そのため、WEBシステムの開発に向いているといえます。</text:span></text:p>
      <text:p text:style-name="P1"><text:span text:style-name="T22">WEBサービス</text:span></text:p>
      <text:p text:style-name="P1"><text:span text:style-name="T23">　WEBサービスは初期のころは小さく、そして顧客が増えるにつれてどんどん規模が大きくなっていきます。臨機応変に開発をすばやく行っていく必要がありますが、Spting Frameworkであれば機能がまんべんなく提供されているので柔軟に対応できる。</text:span></text:p>
      <text:p text:style-name="P1"><text:span text:style-name="T24"/></text:p>
      <text:p text:style-name="P1"><text:span text:style-name="T25">struts</text:span></text:p>
      <text:p text:style-name="P1"><text:span text:style-name="T26">webアプリケーション</text:span></text:p>
      <text:p text:style-name="P1"><text:span text:style-name="T26">メリット：</text:span></text:p>
      <text:p text:style-name="P1"><text:span text:style-name="T27">・StrutsはMVCモデル採用のフレームワークであり、画面の変更であれば、Viewである画面（JSP）の修正だけで済むという開発効率向上のメリットがあります。</text:span></text:p>
      <text:p text:style-name="P1"><text:span text:style-name="T27">・Strutsには独自のタグライブラリが用意されているので、画面（JSP）の記述レベルを統一できると同時に、可読性の低下を防止することが可能で、より品質の高いWebアプリケーションを構築できます。JSPでは「&lt;%=」「%&gt;」で囲まれるコードを埋め込む必要がある場合もありますが、Strutsでは独自のタグライブラリによりJava言語のコードを混在させる必要はありません。</text:span></text:p>
      <text:p text:style-name="P1"><text:span text:style-name="T27">・チームでWebアプリケーションを設計すると、個々のエンジニアの設計手法や、考えが違うため、実装方法に多少の差異があるWebアプリケーションが構築されてしまいがちです。Strutsでは上記のメリットがあるため、その問題を解消することが可能なのです。</text:span></text:p>
      <text:p text:style-name="P1"><text:span text:style-name="T28"/></text:p>
      <text:p text:style-name="P1"><text:span text:style-name="T29">デメリット：</text:span></text:p>
      <text:p text:style-name="P1"><text:span text:style-name="T30">Strutsは広く使われ過ぎたため、「XMLの設定ファイルが多い！」「脆弱（ぜいじゃく）性がある！」などの議論の対象になることも多く、独自拡張したりプラグインや拡張フレームワーク、ライブラリを使うなどして問題に対処している開発プロジェクトも多いようです。</text:span></text:p>
      <text:p text:style-name="P1"><text:span text:style-name="T31"/></text:p>
      <text:p text:style-name="P1"><text:span text:style-name="T32">Play Framework</text:span></text:p>
      <text:p text:style-name="P1"><text:span text:style-name="T33">webアプリケーション</text:span></text:p>
      <text:p text:style-name="P1"><text:span text:style-name="T33">特徴：</text:span></text:p>
      <text:p text:style-name="P1"><text:span text:style-name="T34">Scala言語のサポート</text:span></text:p>
      <text:p text:style-name="P1"><text:span text:style-name="T35">　PlayはJavaとScalaでコーディングできます。Playは内部的にScalaを使用しており、ScalaAPI/JavaAPI双方を公開しています。Javaとも完全な互換性があります。</text:span></text:p>
      <text:p text:style-name="P1"><text:span text:style-name="T36"/></text:p>
      <text:p text:style-name="P1"><text:span text:style-name="T37">直接コンパイル、動的リロード</text:span></text:p>
      <text:p text:style-name="P1"><text:span text:style-name="T38">　ソースが更新されると即座に変更が反映されるようになっています。コンパイルやサーバ再起動の必要はありません。IDEがなくても軽量なエディタだけで開発可能です。</text:span></text:p>
      <text:p text:style-name="P1"><text:span text:style-name="T39"/></text:p>
      <text:p text:style-name="P1"><text:span text:style-name="T40">テストランナー</text:span></text:p>
      <text:p text:style-name="P1"><text:span text:style-name="T41">　標準搭載されているテストランナーは、「シンプルユニットテスト」から「完全受入テスト」まで、あらゆる種類のテストを記述でき、テスト駆動開発による作業を容易にします。</text:span></text:p>
      <text:p text:style-name="P1"><text:span text:style-name="T42"/></text:p>
      <text:p text:style-name="P1"><text:span text:style-name="T43">「Java EE」との関係</text:span></text:p>
      <text:p text:style-name="P1"><text:span text:style-name="T44">　Play frameworkを動すためには、「Java SDK」(バージョン6以上)が必要です。それ以外の必要条件はありません。Java標準Webアプリケーション仕様である「Java EE」の中核機能は必要としません。</text:span></text:p>
      <text:p text:style-name="P1"><text:span text:style-name="T45"/></text:p>
      <text:p text:style-name="P1"><text:span text:style-name="T46">JSPは使用しない</text:span></text:p>
      <text:p text:style-name="P1"><text:span text:style-name="T47">　JSPは使用せず、htmlとGroovyを組み合わせて使用します。</text:span></text:p>
      <text:p text:style-name="P1"><text:span text:style-name="T47"/></text:p>
      <text:p text:style-name="P2"><text:span text:style-name="T48">開発に適して</text:span><text:span text:style-name="T49">いるもの</text:span><text:span text:style-name="T50">：</text:span><text:span text:style-name="T51"/></text:p>
      <text:p text:style-name="P2"><text:span text:style-name="T52">WEB</text:span><text:span text:style-name="T53">システム</text:span></text:p>
      <text:p text:style-name="P2"><text:span text:style-name="T54">WEB</text:span><text:span text:style-name="T55">サービス</text:span></text:p>
      <text:p text:style-name="P2"><text:span text:style-name="T56">高速動作を利点としているため、スピードのある開発を求められるこれらには生産性の高さ、高速開発は何よりのメリットになる。</text:span></text:p>
      <text:p text:style-name="P2"><text:span text:style-name="T57"/></text:p>
      <text:p text:style-name="P3"><text:span text:style-name="T58"/></text:p>
      <text:p text:style-name="P3"><text:span text:style-name="T59"/></text:p>
      <text:p text:style-name="P3"><text:span text:style-name="T59"/></text:p>
      <text:p text:style-name="P3"><text:span text:style-name="T59"/></text:p>
      <text:p text:style-name="P3"><text:span text:style-name="T59"/></text:p>
      <text:p text:style-name="P3"><text:span text:style-name="T59"/></text:p>
      <text:p text:style-name="P3"><text:span text:style-name="T5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